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7d145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7d145" style:font-size-asian="13pt" style:font-name-complex="Sanskrit 2003" style:font-size-complex="13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7d145"/>
    </style:style>
    <style:style style:name="P4" style:family="paragraph" style:parent-style-name="Footnote">
      <style:text-properties officeooo:rsid="06a5fc33" officeooo:paragraph-rsid="06a5fc33"/>
    </style:style>
    <style:style style:name="P5" style:family="paragraph" style:parent-style-name="Footnote">
      <style:text-properties officeooo:rsid="06a84106" officeooo:paragraph-rsid="06a84106"/>
    </style:style>
    <style:style style:name="P6" style:family="paragraph" style:parent-style-name="Footnote">
      <style:text-properties officeooo:rsid="06b1b81e" officeooo:paragraph-rsid="06b1b81e"/>
    </style:style>
    <style:style style:name="P7" style:family="paragraph" style:parent-style-name="Footnote">
      <style:text-properties officeooo:rsid="06b73bec" officeooo:paragraph-rsid="06b73bec"/>
    </style:style>
    <style:style style:name="T1" style:family="text">
      <style:text-properties officeooo:rsid="06b73bec"/>
    </style:style>
    <style:style style:name="T2" style:family="text">
      <style:text-properties style:font-name="Sanskrit 2003" fo:font-size="13pt" fo:font-weight="bold" style:font-size-asian="13pt" style:font-weight-asian="bold" style:font-name-complex="Sanskrit 2003" style:font-size-complex="13pt" style:font-weight-complex="bold"/>
    </style:style>
    <style:style style:name="T3" style:family="text">
      <style:text-properties style:font-name="Sanskrit 2003" fo:font-size="13pt" fo:font-weight="bold" officeooo:rsid="069fe02b" style:font-size-asian="13pt" style:font-weight-asian="bold" style:font-name-complex="Sanskrit 2003" style:font-size-complex="13pt" style:font-weight-complex="bold"/>
    </style:style>
    <style:style style:name="T4" style:family="text">
      <style:text-properties style:font-name="Sanskrit 2003" fo:font-size="13pt" style:font-size-asian="13pt" style:font-name-complex="Sanskrit 2003" style:font-size-complex="13pt"/>
    </style:style>
    <style:style style:name="T5" style:family="text">
      <style:text-properties style:font-name="Sanskrit 2003" fo:font-size="13pt" officeooo:rsid="06a5fc33" style:font-size-asian="13pt" style:font-name-complex="Sanskrit 2003" style:font-size-complex="13pt"/>
    </style:style>
    <style:style style:name="T6" style:family="text">
      <style:text-properties style:font-name="Sanskrit 2003" fo:font-size="13pt" officeooo:rsid="069fe02b" style:font-size-asian="13pt" style:font-name-complex="Sanskrit 2003" style:font-size-complex="13pt"/>
    </style:style>
    <style:style style:name="T7" style:family="text">
      <style:text-properties style:font-name="Sanskrit 2003" fo:font-size="13pt" officeooo:rsid="06a7a6b8" style:font-size-asian="13pt" style:font-name-complex="Sanskrit 2003" style:font-size-complex="13pt"/>
    </style:style>
    <style:style style:name="T8" style:family="text">
      <style:text-properties style:font-name="Sanskrit 2003" fo:font-size="13pt" officeooo:rsid="06a84106" style:font-size-asian="13pt" style:font-name-complex="Sanskrit 2003" style:font-size-complex="13pt"/>
    </style:style>
    <style:style style:name="T9" style:family="text">
      <style:text-properties style:font-name="Sanskrit 2003" fo:font-size="13pt" officeooo:rsid="06aa36a4" style:font-size-asian="13pt" style:font-name-complex="Sanskrit 2003" style:font-size-complex="13pt"/>
    </style:style>
    <style:style style:name="T10" style:family="text">
      <style:text-properties officeooo:rsid="069fe02b"/>
    </style:style>
    <style:style style:name="T11" style:family="text">
      <style:text-properties officeooo:rsid="06aa36a4"/>
    </style:style>
    <style:style style:name="T12" style:family="text">
      <style:text-properties officeooo:rsid="06aba180"/>
    </style:style>
    <style:style style:name="T13" style:family="text">
      <style:text-properties officeooo:rsid="06ad09a1"/>
    </style:style>
    <style:style style:name="T14" style:family="text">
      <style:text-properties fo:color="#cc3300"/>
    </style:style>
    <style:style style:name="T15" style:family="text">
      <style:text-properties officeooo:rsid="06a15f4b"/>
    </style:style>
    <style:style style:name="T16" style:family="text">
      <style:text-properties officeooo:rsid="06aee3ab"/>
    </style:style>
    <style:style style:name="T17" style:family="text">
      <style:text-properties fo:color="#000000"/>
    </style:style>
    <style:style style:name="T18" style:family="text">
      <style:text-properties fo:color="#000000" officeooo:rsid="06b1b81e"/>
    </style:style>
    <style:style style:name="T19" style:family="text">
      <style:text-properties fo:color="#000000" officeooo:rsid="06a15f4b"/>
    </style:style>
    <style:style style:name="T20" style:family="text">
      <style:text-properties fo:color="#000000" officeooo:rsid="06b4ca68"/>
    </style:style>
    <style:style style:name="T21" style:family="text">
      <style:text-properties officeooo:rsid="06b1b81e"/>
    </style:style>
    <style:style style:name="T22" style:family="text">
      <style:text-properties officeooo:rsid="06b2719c"/>
    </style:style>
    <style:style style:name="T23" style:family="text">
      <style:text-properties fo:color="#cc0000"/>
    </style:style>
    <style:style style:name="T24" style:family="text">
      <style:text-properties officeooo:rsid="06b4ca68"/>
    </style:style>
    <style:style style:name="T25" style:family="text">
      <style:text-properties officeooo:rsid="06a225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ाष्टाशीतितमोऽध्यायः । </text:p>
      <text:p text:style-name="P3"><text:span text:style-name="T2">निर्वाणदीक्षाकथन</text:span><text:span text:style-name="T3">म्</text:span><text:span text:style-name="T4"><text:line-break/>ईश्वर उवाच -<text:line-break/>सन्धानं शान्त्यतीतायाः शान्त्या सा</text:span><text:span text:style-name="T5">र्धं</text:span><text:span text:style-name="T4"> विशुद्धया । <text:line-break/>कुर्वीत पूर्ववत्तत्र तत्त्ववर्णादि</text:span><text:span text:style-name="T4"><text:note text:id="ftn686" text:note-class="footnote"><text:note-citation>1</text:note-citation><text:note-body><text:p text:style-name="P4">वर्णोदितं य</text:p></text:note-body></text:note></text:span><text:span text:style-name="T4"> तद्यथा ॥१</text:span><text:span text:style-name="T6">॥</text:span><text:span text:style-name="T4"> <text:line-break/></text:span><text:span text:style-name="T5">ॐ</text:span><text:span text:style-name="T4"> हीं क्षौं हौं हा</text:span><text:span text:style-name="T5">मि</text:span><text:span text:style-name="T4">ति सन्धानानि ॥२</text:span><text:span text:style-name="T6">॥</text:span><text:span text:style-name="T4"><text:line-break/>उभौ शक्तिशिवौ तत्त्वे भुवनाष्टकसिद्धिक</text:span><text:span text:style-name="T5">म्</text:span><text:span text:style-name="T4"> । <text:s/><text:line-break/>दीपकं रोचिकञ्चैव मोचकं चो</text:span><text:span text:style-name="T7">र्ध्व</text:span><text:span text:style-name="T4">गामि च <text:s/>॥</text:span><text:span text:style-name="T6">३॥</text:span><text:span text:style-name="T4"><text:line-break/>व्योमरूपमनाथञ्च स्यादनाश्रितनष्ट</text:span><text:span text:style-name="T7">कम् </text:span><text:span text:style-name="T4">। <text:s/><text:line-break/></text:span><text:span text:style-name="T7">ॐका</text:span><text:span text:style-name="T4">रपदमीशाने मन्त्रो वर्णाश्च षोडश ॥</text:span><text:span text:style-name="T6">४॥</text:span><text:span text:style-name="T4"><text:line-break/>अकारादिविसर्गान्ता </text:span><text:span text:style-name="T7">बी</text:span><text:span text:style-name="T4">जेन देहकारकौ । <text:line-break/>कुहूश्च शङ्खिनी नाड्यौ देवदत्तधनञ्जयौ ॥</text:span><text:span text:style-name="T6">५॥</text:span><text:span text:style-name="T4"> <text:line-break/>मारुतौ स्पर्शनं श्रोत्र</text:span><text:span text:style-name="T7">मि</text:span><text:span text:style-name="T4">न्द्रिये विषयो नभः । <text:line-break/>शब्दो गुणोऽस्यावस्था तु तु</text:span><text:span text:style-name="T7">र्या</text:span><text:span text:style-name="T4">तीता तु पञ्चमी ॥</text:span><text:span text:style-name="T6">६॥</text:span><text:span text:style-name="T4"><text:line-break/>हेतुः सदाशिवो देव इति तत्त्वादिसञ्चय</text:span><text:span text:style-name="T7">म्</text:span><text:span text:style-name="T4"> । <text:line-break/>सञ्चिन्त्य शान्त्यतीताख्यं विदध्यात्ताडनादिक</text:span><text:span text:style-name="T8">म्</text:span><text:span text:style-name="T4"> ॥</text:span><text:span text:style-name="T6">७॥</text:span><text:span text:style-name="T4"><text:line-break/>कलापाशं समाताड्य फडन्तेन विभिद्य च । <text:line-break/>प्रविश्यान्त</text:span><text:span text:style-name="T8">र्न</text:span><text:span text:style-name="T4">मोऽन्तेन फडन्तेन वियोजयेत् ॥</text:span><text:span text:style-name="T6">८॥</text:span><text:span text:style-name="T4"><text:line-break/>शिखाहृत्सम्पुटीभूतं स्वाहान्तं सृणिमुद्रया</text:span><text:span text:style-name="T4"><text:note text:id="ftn687" text:note-class="footnote"><text:note-citation>2</text:note-citation><text:note-body><text:p text:style-name="P5">प्राणमुद्रया</text:p></text:note-body></text:note></text:span><text:span text:style-name="T4"> ।<text:line-break/>पूरकेण समाकृष्य पाशं मस्तकसूत्रतः ॥</text:span><text:span text:style-name="T6">९॥</text:span><text:span text:style-name="T4"><text:line-break/>कुम्भकेन समादाय रेचकेनोद्भवाख्यया । <text:s/><text:line-break/>हृत्सम्पुटनमोऽन्तेन वह्निं कुण्डे निवेशयेत् ॥</text:span><text:span text:style-name="T6">१॰॥</text:span><text:span text:style-name="T4"><text:line-break/></text:span><text:soft-page-break/><text:span text:style-name="T4">अस्याः पूजादिकं सर्वं निवृत्तेरिव साधयेत् । <text:line-break/>सदाशिवं समावाह्य पूजयित्वा प्रतर्प्य च ॥</text:span><text:span text:style-name="T6">११॥</text:span><text:span text:style-name="T4"><text:line-break/>सदा</text:span><text:span text:style-name="T9">ऽऽ</text:span><text:span text:style-name="T4">ख्यातेऽधिकारेऽस्मिन् मुमुक्षुं दीक्षयाम्यह</text:span><text:span text:style-name="T9">म्</text:span><text:span text:style-name="T4"> । <text:line-break/>भाव्यं त्वयाऽनुकूलेन भक्त्या विज्ञापयेदिति ॥</text:span><text:span text:style-name="T6">१२॥</text:span><text:span text:style-name="T4"><text:line-break/>पित्रोरावाहनं पूजां कृत्वा तर्पणसन्निधी । <text:line-break/>हृत्सम्पुटात्म</text:span><text:span text:style-name="T9">बी</text:span><text:span text:style-name="T4">जेन शिष्यं वक्षसि ताडयेत् ॥</text:span><text:span text:style-name="T6">१३॥</text:span><text:span text:style-name="T4"> <text:line-break/></text:span><text:span text:style-name="T9">ॐ</text:span><text:span text:style-name="T4"> हां हूं हं फट् ॥</text:span><text:span text:style-name="T6">१४॥</text:span><text:span text:style-name="T4"><text:line-break/>प्रविश्य चाप्यनेनैव चैतन्यं विभजेत्ततः । <text:line-break/>शस्त्रेण पाशसंयुक्तं ज्येष्ठयाऽङ्कुशमुद्रया ॥</text:span><text:span text:style-name="T6">१५॥</text:span><text:span text:style-name="T4"> <text:line-break/></text:span><text:span text:style-name="T9">ॐ</text:span><text:span text:style-name="T4"> हां हूं हं फट् ॥</text:span><text:span text:style-name="T6">१६॥</text:span><text:span text:style-name="T4"><text:line-break/>स्वाहान्तेन तदाकृष्य तेनैव पुटितात्मना । <text:line-break/>गृहीत्वा त</text:span><text:span text:style-name="T9">ं न</text:span><text:span text:style-name="T4">मोऽन्तेन निजात्मनि नियोजयेत् ॥</text:span><text:span text:style-name="T6">१७॥</text:span><text:span text:style-name="T4"><text:line-break/></text:span><text:span text:style-name="T9">ॐ</text:span><text:span text:style-name="T4"> हां हं ही</text:span><text:span text:style-name="T9">मा</text:span><text:span text:style-name="T4">त्मने नमः ॥</text:span><text:span text:style-name="T6">१८॥</text:span></text:p>
      <text:p text:style-name="P2">पूर्ववत्पितृसंयोगं भावयित्वोद्भवाख्यया । <text:line-break/>वामया तदनेनैव देव्या गर्भे नियोजयेत् ॥<text:span text:style-name="T10">१९॥</text:span> <text:line-break/>ग<text:span text:style-name="T11">र्भा</text:span>धानादिकं सर्वं पूर्वोक्तविधिना<text:span text:style-name="T11">ऽऽ</text:span>चरेत् । <text:line-break/>मूलेन पाशशैथिल्ये निष्कृत्यैव शतं जपेत् ॥<text:span text:style-name="T10">२०॥</text:span> <text:line-break/>मलशक्तितिरोधाने पाशानाञ्च वियोजने । <text:line-break/>पञ्च पञ्चा<text:span text:style-name="T12">ऽऽ</text:span>हुती<text:span text:style-name="T12">र्द</text:span>द्यादायुधेन यथा पुरा ॥<text:span text:style-name="T10">२१॥</text:span><text:line-break/>पाशानायुधमन्त्रेण स<text:span text:style-name="T12">प्त</text:span>वाराभिजप्तया । <text:line-break/>छिन्द्यादस्त्रेण क<text:span text:style-name="T13">र्तर्या</text:span> कला<text:span text:style-name="T13">बी</text:span>जयुजा यथा ॥<text:span text:style-name="T10">२२॥</text:span><text:line-break/><text:span text:style-name="T13">ॐ</text:span> हां शान्त्यतीतकलापाशाय हः, हूं फट् ॥<text:span text:style-name="T10">२३॥</text:span><text:line-break/>विसृज्य व<text:span text:style-name="T13">र्तु</text:span>लीकृत्य पाशानस्त्रेण पूर्ववत् । <text:line-break/><text:soft-page-break/>घृतपूर्णे <text:span text:style-name="T13">स्रु</text:span>वे द<text:span text:style-name="T13">त्</text:span>त्वा कलास्त्रेणैव होमयेत् ॥<text:span text:style-name="T10">२४॥</text:span> <text:line-break/>अस्त्रेण जुहुयात्पञ्च पाशाङ्कुशनिवृत्तये ।<text:line-break/>प्रायश्चित्तनिषेधार्थं दद्यादष्टा<text:span text:style-name="T13">ऽऽ</text:span>हुतीस्ततः ॥<text:span text:style-name="T10">२५॥</text:span> <text:line-break/>सदाशिवं हृदा<text:span text:style-name="T13">ऽऽ</text:span>वाह्य कृत्वा पूजनतर्पणे । <text:line-break/>पूर्वोक्तविधिना कुर्य्यादधिकारसमर्पण<text:span text:style-name="T13">म्</text:span> ॥<text:span text:style-name="T10">२६॥</text:span> <text:line-break/><text:span text:style-name="T13">ॐ</text:span> हां सदाशिव मनो<text:span text:style-name="T13">बि</text:span>न्दु शुल्कं गृहाण स्वाहा ॥<text:span text:style-name="T10">२७॥</text:span><text:line-break/>निःशेषदग्धपाशस्य पशोरस्य सदाशिव । <text:line-break/>बन्धाय न त्वया स्थेयं शिवाज्ञां श्रावयेदिति ॥<text:span text:style-name="T10">२८॥</text:span> <text:line-break/>मूलेन जुहुयात्पूर्णां विसृजेत्तु सदाशिव<text:span text:style-name="T13">म्</text:span> । <text:line-break/>ततो विशुद्धमात्मानं शरच्चन्द्रमिवोदित<text:span text:style-name="T13">म्</text:span> ॥<text:span text:style-name="T10">२९॥</text:span><text:line-break/>संहारमुद्रया <text:span text:style-name="T14">रौद्र्या</text:span> संयोज्य गुरुरात्मनि । <text:line-break/>कुर्वीत शिष्यदेहस्थमुद्धृत्योद्भवमुद्रया ॥<text:span text:style-name="T15">३०॥</text:span><text:line-break/>दद्यादाप्यायनायास्य मस्तकेऽर्घ्याम्बुविन्दुक<text:span text:style-name="T13">म्</text:span> ।</text:p>
      <text:p text:style-name="P2"><text:span text:style-name="T13">क्षमयित्वा महाभक्त्या पितरौ विसृजेत्तथा </text:span>॥<text:span text:style-name="T15">३१॥</text:span></text:p>
      <text:p text:style-name="P2">खेदितौ शिष्यदीक्षायै यन्मया पितरौ युवा<text:span text:style-name="T13">म्</text:span> ।<text:line-break/>कारुण्य<text:span text:style-name="T13">ा</text:span>न्मोक्षयित्वा तद्व्रज त्वं स्थानमात्मनः ॥<text:span text:style-name="T15">३२॥</text:span> <text:line-break/>शिखामन्त्रितक<text:span text:style-name="T16">र्तर्या</text:span> बोधशक्तिस्वरूपिणी<text:span text:style-name="T16">म्</text:span> । <text:line-break/>शिखां छिन्द्याच्छिवास्त्रेण शिष्यस्य चतुरङ्गुला<text:span text:style-name="T16">म्</text:span> ॥<text:span text:style-name="T15">३३॥</text:span> <text:line-break/><text:span text:style-name="T16">ॐ</text:span> क्लीं शिखायै हूं फट्, <text:span text:style-name="T16">ॐ</text:span> हः अस्त्राय हूं फट् ॥<text:span text:style-name="T15">३४॥</text:span><text:line-break/>स्रुचि तां घृतपूर्णायां गोविड्गोलकमध्यगा<text:span text:style-name="T16">म्</text:span> । <text:line-break/>संविधायास्त्रमन्त्रेण हूं फडन्तेन होमयेत् ॥<text:span text:style-name="T15">३५॥</text:span> <text:line-break/><text:span text:style-name="T16">ॐ</text:span> हौं हः, अस्त्राय हूं फट् ॥<text:span text:style-name="T15">३६॥</text:span><text:line-break/>प्रक्षाल्य स्रुक्स्रुवौ शिष्यं संस्नाप्या<text:span text:style-name="T16">ऽऽ</text:span>चम्य च स्वय<text:span text:style-name="T16">म्</text:span> ।<text:line-break/><text:soft-page-break/>योजनिकास्थमात्मानं शस्त्रमन्त्रेण ताडयेत् ॥<text:span text:style-name="T15">३७॥</text:span><text:line-break/>वियोज्या<text:span text:style-name="T16">ऽऽ</text:span>कृष्य सम्पूज्य पू<text:span text:style-name="T16">र्व</text:span>वद्द्वादशान्ततः । <text:line-break/>आत्मीयहृदयाम्भोजकर्णिकायां निवेशयेत् ॥<text:span text:style-name="T15">३८॥</text:span> <text:line-break/>पूरितं <text:span text:style-name="T16">स्रु</text:span>वमाज्येन विहिताधोमुखश्रुचा । <text:line-break/>नित्योक्तविधिनाऽऽदाय शङ्खसन्निभमुद्रया ॥<text:span text:style-name="T15">३९॥</text:span> <text:line-break/>प्रसारितशिरोग्रीवो नादोच्चारानुसारतः । <text:line-break/>समदृष्टि<text:span text:style-name="T16">ः </text:span>शिवश्चान्तः परभावसमन्वितः ॥<text:span text:style-name="T15">४०॥</text:span> <text:line-break/><text:span text:style-name="T17">कुम्भमण्डलवह्निभ्यः शिष्यादपि निजात्मनः ।</text:span><text:span text:style-name="T14"> <text:line-break/></text:span><text:span text:style-name="T17">गृहीत्वा </text:span><text:span text:style-name="T17"><text:note text:id="ftn0" text:note-class="footnote"><text:note-citation>3</text:note-citation><text:note-body><text:p text:style-name="P6">त्वा स द्विधाऽऽत्मानम युगाग्रे</text:p></text:note-body></text:note></text:span><text:span text:style-name="T17">षड्विधाध्वानं श्रुगग्रे प्राणनाडिक</text:span><text:span text:style-name="T18">म्</text:span><text:span text:style-name="T17"> ॥</text:span><text:span text:style-name="T19">४१॥</text:span><text:span text:style-name="T14"><text:line-break/></text:span><text:span text:style-name="T17">सञ्चिन्त्य </text:span><text:span text:style-name="T18">बि</text:span><text:span text:style-name="T17">न्दुवद्ध्यात्वा क्रमशः सप्तधा यथा । </text:span><text:line-break/>प्रथमं प्राणसंयोगस्वरूपमपर<text:span text:style-name="T21">ं त</text:span>तः ॥<text:span text:style-name="T15">४२॥</text:span> </text:p>
      <text:p text:style-name="P2">हृदयादिक्रमोच्चारविसृष्टं मन्त्रस<text:span text:style-name="T21">ंज्ञ</text:span>क<text:span text:style-name="T21">म् </text:span>। <text:s/><text:line-break/>सुषुम्णानुगतं नादस्वरूपन्तु तृतीयक<text:span text:style-name="T21">म्</text:span> <text:span text:style-name="T15">॥४३॥</text:span> <text:line-break/>सप्तमे कारणत्यागात्प्रशान्तविस्वरं लयः <text:span text:style-name="T15">।</text:span> <text:line-break/>शक्तिनादो<text:span text:style-name="T22">र्ध्व</text:span>सञ्चारस्तच्छक्तिविस्वरं मत<text:span text:style-name="T22">म् ॥४४॥</text:span><text:line-break/>प्राणस्य निखिलस्यापि शक्तिप्रमेयवर्जित<text:span text:style-name="T22">म्</text:span> <text:span text:style-name="T15">।</text:span><text:line-break/>तत्कालविस्वरं षष्ठं शक्त्यतीतञ्च सप्त<text:span text:style-name="T22">क</text:span>म<text:span text:style-name="T22">्</text:span> <text:span text:style-name="T15">॥४५॥</text:span><text:line-break/>तदेतद्योजनस्थानं विस्वर<text:span text:style-name="T22">ं त</text:span>त्त्वस<text:span text:style-name="T22">ंज्ञ</text:span>क<text:span text:style-name="T22">म्</text:span> <text:span text:style-name="T15">।</text:span><text:line-break/>पूरकं कुम्भकं कृत्वा व्यादाय वदनं मनाक् <text:span text:style-name="T15">॥४६॥</text:span><text:line-break/>शनैरुदीरयन्मूलं कृत्वा शिष्यात्मनो लय<text:span text:style-name="T22">म्</text:span> <text:span text:style-name="T15">।</text:span> <text:line-break/>हकारे तडिदाकारे षडध्वप्राणरूपिणि <text:span text:style-name="T15">॥४७॥</text:span><text:line-break/>उकारं परतो नाभेर्वितस्तिं व्याप्य संस्थित<text:span text:style-name="T22">म्</text:span> <text:span text:style-name="T15">।</text:span> <text:line-break/><text:soft-page-break/>ततः परमकारन्तु हृदयाच्चतुरङ्गुल<text:span text:style-name="T22">म्</text:span> <text:span text:style-name="T15">॥४८॥</text:span> <text:line-break/><text:span text:style-name="T22">ॐका</text:span>रवाचकं विष्णोस्ततोऽष्टाङ्गुलकण्<text:span text:style-name="T22">ट</text:span>क<text:span text:style-name="T22">म्</text:span> <text:span text:style-name="T15">।</text:span> <text:line-break/>चतुरङ्गुलतालस्थं मकारं रुद्रवाचक<text:span text:style-name="T22">म्</text:span> <text:span text:style-name="T15">॥४९॥</text:span> <text:line-break/>तद्वल्ललाटमध्यस्थं <text:span text:style-name="T22">बि</text:span>न्दुमीश्वरवाचक<text:span text:style-name="T22">म्</text:span> <text:span text:style-name="T15">।</text:span> <text:line-break/>नादं सदाशिवं देवं ब्रह्मरन्ध्रावसानक<text:span text:style-name="T22">म्</text:span> <text:span text:style-name="T15">॥५०॥</text:span> <text:line-break/>शक्तिं च ब्रह्मरन्ध्रस्थां त्यजन्नित्यमनुक्रमात् <text:span text:style-name="T15">।</text:span><text:line-break/>दिव्यं पिपीलिकास्पर्शं तस्मिन्नेवानुभूय च <text:span text:style-name="T15">॥५१॥</text:span> <text:line-break/>द्वादशान्ते परे तत्त्वे परमानन्दलक्षणे <text:span text:style-name="T15">।</text:span> <text:line-break/>भावशून्ये मनोऽतीते शिवे नित्यगुणोदये <text:span text:style-name="T15">॥५२॥</text:span><text:line-break/>विलीयमान<text:span text:style-name="T22">मे</text:span>तस्मिन् शिष्यात्मानं विभावयेत् <text:span text:style-name="T15">।</text:span> <text:line-break/><text:span text:style-name="T17">विमुञ्चन्सर्पिषो धारां ज्वालान्तेऽपि परे शिवे </text:span><text:span text:style-name="T19">॥५३॥</text:span><text:span text:style-name="T23"><text:line-break/></text:span><text:span text:style-name="T17">योजनिकास्थिरत्वाय वौषडन्तशिवाणुना </text:span><text:span text:style-name="T19">।</text:span></text:p>
      <text:p text:style-name="P2"><text:span text:style-name="T17">द</text:span><text:span text:style-name="T20">त्</text:span><text:span text:style-name="T17">त्वा पूर्णां विधानेन गुणापदानमचरेत् </text:span><text:span text:style-name="T19">॥५४॥</text:span><text:span text:style-name="T23"> </text:span><text:line-break/><text:span text:style-name="T24">ॐ </text:span>हा<text:span text:style-name="T24">मा</text:span>त्मने <text:s/>सर्वज्ञो भव स्वाहा । <text:span text:style-name="T25">ॐ</text:span> हा<text:span text:style-name="T24">मा</text:span>त्मने <text:s/>परितृप्तो भव स्वाहा । <text:span text:style-name="T25">ॐ</text:span> ह्रू<text:span text:style-name="T24">मा</text:span>त्मने<text:span text:style-name="T25">ऽ</text:span>नादिबोधो भव स्वाहा । <text:span text:style-name="T25">ॐ</text:span> हौ<text:span text:style-name="T24">मा</text:span>त्मने स्वतन्त्रो भव स्वाहा । <text:span text:style-name="T25">ॐ</text:span> हौ<text:span text:style-name="T24">मा</text:span>त्मन्<text:span text:style-name="T24">न</text:span>लुप्तशक्तिर्भव स्वाहा । <text:span text:style-name="T25">ॐ</text:span> हः, आत्मने<text:span text:style-name="T25">ऽ</text:span>नन्तशक्तिर्भव स्वाहा <text:span text:style-name="T15">॥५५॥</text:span><text:line-break/>इत्थं षड्गुणमात्मानं गृहीत्वा परमाक्षरात् <text:span text:style-name="T25">।</text:span> <text:line-break/>विधिना भावनोपेतः शिष्यदेहे नियोजयेत् <text:span text:style-name="T15">॥५६॥</text:span> <text:line-break/>तीव्राणुशक्तिसम्पातजनितश्रमशान्तये <text:span text:style-name="T25">।</text:span><text:line-break/>शिष्यमू<text:span text:style-name="T1">र्ध</text:span>नि विन्यस्येदर्घ्यादमृत<text:span text:style-name="T1">बि</text:span>न्दुक<text:span text:style-name="T1">म्</text:span><text:span text:style-name="T1"><text:note text:id="ftn688" text:note-class="footnote"><text:note-citation>4</text:note-citation><text:note-body><text:p text:style-name="P7">विन्यस्य दद्यादमृत</text:p></text:note-body></text:note></text:span> <text:span text:style-name="T15">॥५७॥</text:span><text:line-break/>प्रणमय्येशकुम्भादीन् शिवाद्दक्षिणमण्डले <text:span text:style-name="T25">।</text:span><text:line-break/>सौम्यवक्त्रं व्यवस्थाप्य शिष्यं दक्षिणमात्मनः <text:span text:style-name="T15">॥५८॥</text:span> <text:line-break/>त्वयैवानुगृहीतोऽयं मू<text:span text:style-name="T1">र्ति</text:span>मास्थाय मामकी<text:span text:style-name="T1">म्</text:span> <text:span text:style-name="T25">।</text:span><text:line-break/><text:soft-page-break/>देवे वह्नौ गुरौ तस्माद्भक्तिं चाप्यस्य व<text:span text:style-name="T1">र्ध</text:span>य <text:span text:style-name="T15">॥५९॥</text:span><text:line-break/>इति विज्ञाप्य देवेशं प्रणम्य च गुरुः स्वय<text:span text:style-name="T1">म्</text:span> <text:span text:style-name="T25">।</text:span> </text:p>
      <text:p text:style-name="P1">श्रेयस्तवास्त्विति ब्रूयादाशिषं शिष्यमादरात् <text:span text:style-name="T15">॥६०॥</text:span> <text:line-break/>ततः परमया भक्त्या द<text:span text:style-name="T1">त्</text:span>त्वा देवेऽष्टपुष्पिका<text:span text:style-name="T1">म्</text:span> <text:span text:style-name="T25">।</text:span> <text:line-break/>पुत्रकं शिवकुम्भेन संस्नाप्य विसृजेन्मख<text:span text:style-name="T1">म् </text:span>॥<text:span text:style-name="T25">६१</text:span>॥ </text:p>
      <text:p text:style-name="P1">इत्यादिमहापुराणे आग्नेये निर्वाणदीक्षा<text:span text:style-name="T1">शेषविधिः </text:span>नाम अष्टाशी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50:00.395962892</meta:creation-date>
    <dc:date>2017-06-27T14:50:41.038224161</dc:date>
    <meta:editing-duration>PT41S</meta:editing-duration>
    <meta:editing-cycles>1</meta:editing-cycles>
    <meta:document-statistic meta:table-count="0" meta:image-count="0" meta:object-count="0" meta:page-count="6" meta:paragraph-count="13" meta:word-count="593" meta:character-count="2961" meta:non-whitespace-character-count="2306"/>
    <meta:generator>LibreOffice/5.1.6.2$Linux_X86_64 LibreOffice_project/10m0$Build-2</meta:generator>
  </office:meta>
</office:document-meta>
</file>